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3pt" fo:letter-spacing="normal" fo:font-weight="bold" officeooo:rsid="001b5f72" officeooo:paragraph-rsid="000510a2" style:font-name-asian="文泉驿等宽微米黑" style:font-size-asian="13pt" style:font-style-asian="normal" style:font-weight-asian="bold" style:font-size-complex="13pt" style:font-weight-complex="bold"/>
    </style:style>
    <style:style style:name="P2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3pt" fo:letter-spacing="normal" officeooo:rsid="001b5f72" officeooo:paragraph-rsid="000510a2" style:font-name-asian="文泉驿等宽微米黑" style:font-size-asian="13pt" style:font-style-asian="normal" style:font-weight-asian="bold" style:font-size-complex="13pt"/>
    </style:style>
    <style:style style:name="P3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letter-spacing="normal" officeooo:rsid="00192fd0" officeooo:paragraph-rsid="000510a2" style:font-name-asian="文泉驿等宽微米黑" style:font-size-asian="24pt" style:font-style-asian="normal" style:font-weight-asian="bold"/>
    </style:style>
    <style:style style:name="P4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letter-spacing="normal" officeooo:rsid="00192fd0" officeooo:paragraph-rsid="000510a2" style:font-name-asian="宋体" style:font-size-asian="24pt" style:font-style-asian="normal" style:font-weight-asian="bold"/>
    </style:style>
    <style:style style:name="P5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0.5pt" fo:letter-spacing="normal" officeooo:rsid="001c16bd" officeooo:paragraph-rsid="000510a2" style:font-name-asian="文泉驿等宽微米黑" style:font-size-asian="10.5pt" style:font-style-asian="normal" style:font-weight-asian="bold" style:font-size-complex="10.5pt"/>
    </style:style>
    <style:style style:name="P6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0.5pt" fo:letter-spacing="normal" officeooo:rsid="001db336" officeooo:paragraph-rsid="000510a2" style:font-name-asian="文泉驿等宽微米黑" style:font-size-asian="10.5pt" style:font-style-asian="normal" style:font-weight-asian="bold" style:font-size-complex="10.5pt"/>
    </style:style>
    <style:style style:name="P7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font-size="10.5pt" fo:letter-spacing="normal" officeooo:rsid="001f8c03" officeooo:paragraph-rsid="000510a2" style:font-name-asian="文泉驿等宽微米黑" style:font-size-asian="10.5pt" style:font-style-asian="normal" style:font-weight-asian="bold" style:font-size-complex="10.5pt"/>
    </style:style>
    <style:style style:name="T1" style:family="text">
      <style:text-properties fo:font-size="26pt" style:font-name-asian="宋体" style:font-size-asian="26pt" style:font-size-complex="26pt"/>
    </style:style>
    <style:style style:name="T2" style:family="text">
      <style:text-properties style:font-name-asian="宋体"/>
    </style:style>
    <style:style style:name="T3" style:family="text">
      <style:text-properties fo:font-weight="bold" style:font-weight-complex="bold"/>
    </style:style>
    <style:style style:name="T4" style:family="text">
      <style:text-properties officeooo:rsid="001db336"/>
    </style:style>
    <style:style style:name="T5" style:family="text">
      <style:text-properties officeooo:rsid="001f8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ySQL</text:span><text:span text:style-name="T2">测试卷 <text:s text:c="3"/>三</text:span></text:p>
      <text:p text:style-name="P4"/>
      <text:p text:style-name="P2">1<text:span text:style-name="T3">.创建数据库，创建表，添加数据库</text:span></text:p>
      <text:p text:style-name="P5">/*!40101 SET @OLD_CHARACTER_SET_CLIENT=@@CHARACTER_SET_CLIENT */;</text:p>
      <text:p text:style-name="P5">/*!40101 SET NAMES utf8mb4 */;</text:p>
      <text:p text:style-name="P5">/*!40014 SET @OLD_FOREIGN_KEY_CHECKS=@@FOREIGN_KEY_CHECKS, FOREIGN_KEY_CHECKS=0 */;</text:p>
      <text:p text:style-name="P5">/*!40101 SET @OLD_SQL_MODE=@@SQL_MODE, SQL_MODE='NO_AUTO_VALUE_ON_ZERO' */;</text:p>
      <text:p text:style-name="P5"/>
      <text:p text:style-name="P5">-- 导出 app03 的数据库结构</text:p>
      <text:p text:style-name="P5">DROP DATABASE IF EXISTS `app03`;</text:p>
      <text:p text:style-name="P5">CREATE DATABASE IF NOT EXISTS `app03` /*!40100 DEFAULT CHARACTER SET utf8 */;</text:p>
      <text:p text:style-name="P5">USE `app03`;</text:p>
      <text:p text:style-name="P5"/>
      <text:p text:style-name="P5"/>
      <text:p text:style-name="P5">-- 导出 <text:s/>表 app03.student_info 结构</text:p>
      <text:p text:style-name="P5">DROP TABLE IF EXISTS `student_info`;</text:p>
      <text:p text:style-name="P5">CREATE TABLE IF NOT EXISTS `student_info` (</text:p>
      <text:p text:style-name="P5"><text:s text:c="2"/>`id` int(11) NOT NULL AUTO_INCREMENT,</text:p>
      <text:p text:style-name="P5"><text:s text:c="2"/>`name` varchar(20) DEFAULT NULL,</text:p>
      <text:p text:style-name="P5"><text:soft-page-break/><text:s text:c="2"/>`phone` varchar(11) DEFAULT NULL,</text:p>
      <text:p text:style-name="P5"><text:s text:c="2"/>`address` text,</text:p>
      <text:p text:style-name="P5"><text:s text:c="2"/>PRIMARY KEY (`id`)</text:p>
      <text:p text:style-name="P5">) ENGINE=InnoDB AUTO_INCREMENT=31 DEFAULT CHARSET=utf8;</text:p>
      <text:p text:style-name="P5"/>
      <text:p text:style-name="P5">-- 正在导出表 <text:s/>app03.student_info 的数据：~30 rows (大约)</text:p>
      <text:p text:style-name="P5">DELETE FROM `student_info`;</text:p>
      <text:p text:style-name="P5">/*!40000 ALTER TABLE `student_info` DISABLE KEYS */;</text:p>
      <text:p text:style-name="P5">INSERT INTO `student_info` (`id`, `name`, `phone`, `address`) VALUES</text:p>
      <text:p text:style-name="P5"><text:tab/>(1, '康萌', '15130565211', '河北省 唐山市 丰润区 沙流河镇'),</text:p>
      <text:p text:style-name="P5"><text:tab/>(2, '杨佳慧', '13933575662', '河北省秦皇岛市昌黎县'),</text:p>
      <text:p text:style-name="P5"><text:tab/>(3, '彭飞', '13283466355', '河北省秦皇岛市安子岭乡'),</text:p>
      <text:p text:style-name="P5"><text:tab/>(4, '史何何', '15110736724', '山西省大同市灵丘县上寨镇'),</text:p>
      <text:p text:style-name="P5"><text:tab/>(5, '刘洋', '13383056663', '河北省遵化市新店子镇圪塔坨村'),</text:p>
      <text:p text:style-name="P5"><text:tab/>(6, '赵一峰', '18535073357', '山西忻州'),</text:p>
      <text:p text:style-name="P5"><text:tab/>(7, '陈思雨', '13622043935', '河北省唐山市滦南县'),</text:p>
      <text:p text:style-name="P5"><text:tab/>(8, '贺凯', '18247448548', '内蒙古乌兰察布市'),</text:p>
      <text:p text:style-name="P5"><text:tab/>(9, '赵安琦', '15032575968', '河北省唐山市迁西县'),</text:p>
      <text:p text:style-name="P5"><text:tab/>(10, '牛博', '15326088382', '内蒙古呼和浩特'),</text:p>
      <text:p text:style-name="P5"><text:tab/>(11, '李继', '18322213200', '内蒙古乌兰察布集宁'),</text:p>
      <text:p text:style-name="P5"><text:tab/>(12, '孙梦泓', '13933538737', '河北省秦皇岛市昌黎县新集镇'),</text:p>
      <text:p text:style-name="P5"><text:soft-page-break/><text:tab/>(13, '吴海平', '18202526435', '陕西省汉中市'),</text:p>
      <text:p text:style-name="P5"><text:tab/>(14, '孙佳兴', '18031421693', '河北省承德市兴隆县'),</text:p>
      <text:p text:style-name="P5"><text:tab/>(15, '李鑫', '15122044636', '内蒙古呼和浩特'),</text:p>
      <text:p text:style-name="P5"><text:tab/>(16, '付镒铭', '13731528367', '河北省唐山市'),</text:p>
      <text:p text:style-name="P5"><text:tab/>(17, '王宇晴', '15122529400', '河北省保定市易县塘湖镇孔山村'),</text:p>
      <text:p text:style-name="P5"><text:tab/>(18, '张敏', '18322184253', '内蒙古乌兰察布市'),</text:p>
      <text:p text:style-name="P5"><text:tab/>(19, '闫启航', '13672043647', '山西省大同市灵丘县上寨镇'),</text:p>
      <text:p text:style-name="P5"><text:tab/>(20, '朱航', '15620309603', '北京市丰台区'),</text:p>
      <text:p text:style-name="P5"><text:tab/>(21, '程学武', '13207620265', '迁安市杨点子镇殷官营'),</text:p>
      <text:p text:style-name="P5"><text:tab/>(22, '李遵', '18645456774', '黑龙江省佳木斯市'),</text:p>
      <text:p text:style-name="P5"><text:tab/>(23, '高嘉勃', '18622296131', '内蒙古巴彦淖尔市'),</text:p>
      <text:p text:style-name="P5"><text:tab/>(24, '李帅帅', '15230579957', '河北省唐山'),</text:p>
      <text:p text:style-name="P5"><text:tab/>(25, '薛金正', '13682190824', '天津市静海县'),</text:p>
      <text:p text:style-name="P5"><text:tab/>(26, '王英华', '13292752500', '河北省沧州市'),</text:p>
      <text:p text:style-name="P5"><text:tab/>(27, '贾斌', '15934313256', '山西忻州'),</text:p>
      <text:p text:style-name="P5"><text:tab/>(28, '王荟', '13820887054', '天津市静海区'),</text:p>
      <text:p text:style-name="P5"><text:tab/>(29, '宋腾', '15133563937', '河北省秦皇岛市青龙县花园别墅区3号'),</text:p>
      <text:p text:style-name="P5"><text:tab/>(30, '马越', '15232339080', '河北省秦皇岛');</text:p>
      <text:p text:style-name="P5">/*!40000 ALTER TABLE `student_info` ENABLE KEYS */;</text:p>
      <text:p text:style-name="P5"/>
      <text:p text:style-name="P5"/>
      <text:p text:style-name="P5"><text:soft-page-break/>-- 导出 <text:s/>表 app03.weekly_test 结构</text:p>
      <text:p text:style-name="P5">DROP TABLE IF EXISTS `weekly_test`;</text:p>
      <text:p text:style-name="P5">CREATE TABLE IF NOT EXISTS `weekly_test` (</text:p>
      <text:p text:style-name="P5"><text:s text:c="2"/>`id` int(11) NOT NULL AUTO_INCREMENT,</text:p>
      <text:p text:style-name="P5"><text:s text:c="2"/>`s_id` int(11) NOT NULL DEFAULT '0',</text:p>
      <text:p text:style-name="P5"><text:s text:c="2"/>`score` int(11) DEFAULT NULL,</text:p>
      <text:p text:style-name="P5"><text:s text:c="2"/>`test_date` date NOT NULL,</text:p>
      <text:p text:style-name="P5"><text:s text:c="2"/>`which_group` int(11) NOT NULL,</text:p>
      <text:p text:style-name="P5"><text:s text:c="2"/>`memo` text COMMENT '备注',</text:p>
      <text:p text:style-name="P5"><text:s text:c="2"/>PRIMARY KEY (`id`)</text:p>
      <text:p text:style-name="P5">) ENGINE=InnoDB AUTO_INCREMENT=44 DEFAULT CHARSET=utf8;</text:p>
      <text:p text:style-name="P5"/>
      <text:p text:style-name="P5">-- 正在导出表 <text:s/>app03.weekly_test 的数据：~42 rows (大约)</text:p>
      <text:p text:style-name="P5">DELETE FROM `weekly_test`;</text:p>
      <text:p text:style-name="P5">/*!40000 ALTER TABLE `weekly_test` DISABLE KEYS */;</text:p>
      <text:p text:style-name="P5">INSERT INTO `weekly_test` (`id`, `s_id`, `score`, `test_date`, `which_group`, `memo`) VALUES</text:p>
      <text:p text:style-name="P5"><text:tab/>(1, 5, 92, '2016-08-12', 2, NULL),</text:p>
      <text:p text:style-name="P5"><text:tab/>(2, 3, 90, '2016-08-12', 4, NULL),</text:p>
      <text:p text:style-name="P5"><text:tab/>(3, 4, 89, '2016-08-12', 4, NULL),</text:p>
      <text:p text:style-name="P5"><text:tab/>(4, 7, 83, '2016-08-12', 2, NULL),</text:p>
      <text:p text:style-name="P5"><text:soft-page-break/><text:tab/>(5, 1, 88, '2016-08-12', 5, NULL),</text:p>
      <text:p text:style-name="P5"><text:tab/>(6, 10, 76, '2016-08-12', 4, NULL),</text:p>
      <text:p text:style-name="P5"><text:tab/>(7, 14, 67, '2016-08-12', 3, NULL),</text:p>
      <text:p text:style-name="P5"><text:tab/>(8, 12, 88, '2016-08-12', 5, NULL),</text:p>
      <text:p text:style-name="P5"><text:tab/>(9, 13, 27, '2016-08-12', 3, NULL),</text:p>
      <text:p text:style-name="P5"><text:tab/>(10, 2, 82, '2016-08-12', 2, NULL),</text:p>
      <text:p text:style-name="P5"><text:tab/>(11, 9, 75, '2016-08-12', 3, NULL),</text:p>
      <text:p text:style-name="P5"><text:tab/>(12, 26, 89, '2016-08-12', 1, NULL),</text:p>
      <text:p text:style-name="P5"><text:tab/>(13, 9, 83, '2016-08-22', 3, NULL),</text:p>
      <text:p text:style-name="P5"><text:tab/>(14, 18, 98, '2016-08-22', 1, NULL),</text:p>
      <text:p text:style-name="P5"><text:tab/>(15, 19, 98, '2016-08-22', 2, NULL),</text:p>
      <text:p text:style-name="P5"><text:tab/>(16, 2, 89, '2016-08-22', 2, NULL),</text:p>
      <text:p text:style-name="P5"><text:tab/>(17, 17, 89, '2016-08-22', 1, NULL),</text:p>
      <text:p text:style-name="P5"><text:tab/>(18, 26, 95, '2016-08-22', 1, NULL),</text:p>
      <text:p text:style-name="P5"><text:tab/>(19, 12, 100, '2016-08-22', 5, NULL),</text:p>
      <text:p text:style-name="P5"><text:tab/>(20, 14, 75, '2016-08-22', 3, NULL),</text:p>
      <text:p text:style-name="P5"><text:tab/>(21, 10, 77, '2016-08-22', 4, NULL),</text:p>
      <text:p text:style-name="P5"><text:tab/>(22, 22, 83, '2016-08-22', 5, NULL),</text:p>
      <text:p text:style-name="P5"><text:tab/>(23, 11, 70, '2016-08-22', 3, NULL),</text:p>
      <text:p text:style-name="P5"><text:tab/>(24, 1, 88, '2016-08-22', 5, NULL),</text:p>
      <text:p text:style-name="P5"><text:tab/>(25, 8, 93, '2016-08-22', 4, NULL),</text:p>
      <text:p text:style-name="P5"><text:soft-page-break/><text:tab/>(26, 23, 100, '2016-08-22', 5, NULL),</text:p>
      <text:p text:style-name="P5"><text:tab/>(27, 7, 89, '2016-08-22', 2, NULL),</text:p>
      <text:p text:style-name="P5"><text:tab/>(28, 21, 70, '2016-08-22', 2, NULL),</text:p>
      <text:p text:style-name="P5"><text:tab/>(29, 4, 89, '2016-08-22', 4, NULL),</text:p>
      <text:p text:style-name="P5"><text:tab/>(30, 3, 77, '2016-08-22', 4, NULL),</text:p>
      <text:p text:style-name="P5"><text:tab/>(31, 15, 85, '2016-08-22', 1, NULL),</text:p>
      <text:p text:style-name="P5"><text:tab/>(32, 5, 78, '2016-08-22', 2, NULL),</text:p>
      <text:p text:style-name="P5"><text:tab/>(33, 13, 100, '2016-08-22', 3, NULL),</text:p>
      <text:p text:style-name="P5"><text:tab/>(34, 6, 74, '2016-08-22', 4, NULL),</text:p>
      <text:p text:style-name="P5"><text:tab/>(35, 25, 50, '2016-08-22', 1, NULL),</text:p>
      <text:p text:style-name="P5"><text:tab/>(36, 16, 78, '2016-08-22', 1, NULL),</text:p>
      <text:p text:style-name="P5"><text:tab/>(37, 27, -1, '2016-08-22', 2, NULL),</text:p>
      <text:p text:style-name="P5"><text:tab/>(38, 24, -1, '2016-08-22', 3, NULL),</text:p>
      <text:p text:style-name="P5"><text:tab/>(39, 29, -1, '2016-08-22', 3, NULL),</text:p>
      <text:p text:style-name="P5"><text:tab/>(40, 20, -1, '2016-08-22', 5, NULL),</text:p>
      <text:p text:style-name="P5"><text:tab/>(42, 28, -1, '2016-08-22', 5, NULL),</text:p>
      <text:p text:style-name="P5"><text:tab/>(43, 30, -1, '2016-08-22', 5, NULL);</text:p>
      <text:p text:style-name="P5">/*!40000 ALTER TABLE `weekly_test` ENABLE KEYS */;</text:p>
      <text:p text:style-name="P5">/*!40101 SET SQL_MODE=IFNULL(@OLD_SQL_MODE, '') */;</text:p>
      <text:p text:style-name="P5">/*!40014 SET FOREIGN_KEY_CHECKS=IF(@OLD_FOREIGN_KEY_CHECKS IS NULL, 1, @OLD_FOREIGN_KEY_CHECKS) */;</text:p>
      <text:p text:style-name="P5"><text:soft-page-break/>/*!40101 SET CHARACTER_SET_CLIENT=@OLD_CHARACTER_SET_CLIENT */;</text:p>
      <text:p text:style-name="P5"/>
      <text:p text:style-name="P5">1.查看student_info表中，地址是 河北 的同学有几个？</text:p>
      <text:p text:style-name="P5">2.查看student_info表中，地址是 天津 的同学，是哪几个人？</text:p>
      <text:p text:style-name="P5">3.查看student_info表中，河北的姓王的同学是哪几位<text:span text:style-name="T4">？</text:span></text:p>
      <text:p text:style-name="P6">4.查看70分以上的同学的考试分数和考试日期</text:p>
      <text:p text:style-name="P6">5.查看第五组同学的总分数试多少？</text:p>
      <text:p text:style-name="P6">6.查看第二组同学的平均分试多少？</text:p>
      <text:p text:style-name="P6">7.查看2016-08-22考试的同学中，最高分同学的姓名，地址，分数和组号</text:p>
      <text:p text:style-name="P6">8.查看大于80分同学的姓名和分数</text:p>
      <text:p text:style-name="P6">9.查看手机号码尾数是<text:span text:style-name="T5">7的同学的姓名和手机号码</text:span></text:p>
      <text:p text:style-name="P7">10.查看手机号码中包含数字5的同学有几个</text:p>
      <text:p text:style-name="P7">11.查看2016-08-22考试中，哪组的总分最高</text:p>
      <text:p text:style-name="P7">12.查看2016-08-22考试中，哪组的平均分最低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4:48:05.012784922</meta:creation-date>
    <dc:date>2016-09-02T14:48:23.086605041</dc:date>
    <meta:editing-duration>PT18S</meta:editing-duration>
    <meta:editing-cycles>1</meta:editing-cycles>
    <meta:document-statistic meta:table-count="0" meta:image-count="0" meta:object-count="0" meta:page-count="7" meta:paragraph-count="127" meta:word-count="1270" meta:character-count="4873" meta:non-whitespace-character-count="4288"/>
    <meta:generator>LibreOffice/5.1.4.2$Linux_X86_64 LibreOffice_project/10m0$Build-2</meta:generator>
  </office:meta>
</office:document-meta>
</file>